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6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7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0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3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2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3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5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6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7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8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9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4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43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4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5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6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7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8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49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0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1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2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3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4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5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2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6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6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6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1" style:parent-style-name="Standard" style:family="paragraph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2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107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108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109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110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11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1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2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3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P16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6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6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7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8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1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0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1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23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3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3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3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2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P25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5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P26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27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2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3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30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P3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31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1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3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4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4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4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34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3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4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P34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35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P35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5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5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6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6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36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6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6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7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37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3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0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1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43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43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3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4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5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56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5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5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69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70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7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3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84" style:parent-style-name="기본단락글꼴" style:family="text">
      <style:text-properties style:font-name="맑은 고딕" style:font-name-asian="맑은 고딕" style:font-name-complex="맑은 고딕" fo:color="#FF3333" fo:font-size="10pt" style:font-size-asian="10pt" style:font-size-complex="10pt"/>
    </style:style>
    <style:style style:name="T4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4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5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5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0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1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3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53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53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3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3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4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T545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FF3333"/>
    </style:style>
    <style:style style:name="P54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547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48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4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5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5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5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5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5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5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5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5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5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5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6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57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572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73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5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5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0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1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6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6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3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4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5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6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68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69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691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font-size="10pt" style:font-size-asian="10pt" style:font-size-complex="10pt"/>
    </style:style>
    <style:style style:name="T6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6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0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1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2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3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4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5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6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7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8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5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6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7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8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799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800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801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802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803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T804" style:parent-style-name="기본단락글꼴" style:family="text">
      <style:text-properties style:font-name="맑은 고딕" style:font-name-asian="맑은 고딕" style:font-name-complex="맑은 고딕" fo:font-size="10pt" style:font-size-asian="10pt" style:font-size-complex="10pt"/>
    </style:style>
    <style:style style:name="P80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06" style:parent-style-name="Standard" style:family="paragraph">
      <style:text-properties style:font-name="맑은 고딕" style:font-name-asian="맑은 고딕" fo:font-size="10pt" style:font-size-asian="10pt" style:font-size-complex="10pt"/>
    </style:style>
  </office:automatic-styles>
  <office:body>
    <office:text text:use-soft-page-breaks="true">
      <text:p text:style-name="P1"><text:span text:style-name="T2">도서</text:span><text:span text:style-name="T3">_처음부터 다시 배우는 웹 기획(2016)</text:span></text:p>
      <text:p text:style-name="P4"/>
      <text:p text:style-name="P5">로그분석</text:p>
      <text:p text:style-name="P6"/>
      <text:p text:style-name="P7">웹<text:s/>로그<text:s/>분석의<text:s/>3가지<text:s/>핵심<text:s/>요소</text:p>
      <text:p text:style-name="P8">1.어디서<text:s/>왔는가?</text:p>
      <text:p text:style-name="P9">2.어디로<text:s/>이동하는가?</text:p>
      <text:p text:style-name="P10">3.효과가<text:s/>있는가?</text:p>
      <text:p text:style-name="P11"/>
      <text:p text:style-name="P12">1.어디서<text:s/>왔는가?</text:p>
      <text:p text:style-name="P13">제작된<text:s/>사이트로<text:s/>접근하는<text:s/>이동<text:s/>통로를<text:s/>추적할<text:s/>수<text:s/>있다.</text:p>
      <text:p text:style-name="P14">이를<text:s/>통해<text:s/>잠재<text:s/>고객이<text:s/>가장<text:s/>많이<text:s/>유입되는<text:s/>곳이<text:s/>어디인지<text:s/>그리고<text:s/>goal로<text:s/>이뤄지는<text:s/>고객을<text:s/>가장<text:s/>많이<text:s/>보유한<text:s/>사이트가<text:s/>어디인지를<text:s/>파악하여<text:s/>집중적인<text:s/>마케팅<text:s/>포지셔닝을<text:s/>할<text:s/>수<text:s/>있다.</text:p>
      <text:p text:style-name="P15">사이트를<text:s/>운영하면서<text:s/>수시로<text:s/>점검해야<text:s/>하는<text:s/>것이<text:s/>“마케팅을<text:s/>효율적으로<text:s/>하고<text:s/>있나?”라는<text:s/>질문임</text:p>
      <text:p text:style-name="P16"/>
      <text:p text:style-name="P17">2.어디로<text:s/>이동하는가?</text:p>
      <text:p text:style-name="P18">방문<text:s/>고객의<text:s/>이동<text:s/>경로<text:s/>측정은<text:s/>메인<text:s/>페이지<text:s/>방문으로부터<text:s/>goal까지<text:s/>제대로<text:s/>가고<text:s/>있는가에<text:s/>대한<text:s/>측정<text:s/>뿐만<text:s/>아니라<text:s/>'고객이<text:s/>어느<text:s/>페이지에서<text:s/>이탈되는가?'도<text:s/>중요한<text:s/>분석입니다.</text:p>
      <text:p text:style-name="P19"/>
      <text:p text:style-name="P20">이동<text:s/>경로에<text:s/>대한<text:s/>정확한<text:s/>측정을<text:s/>하려면<text:s/>실제<text:s/>사이트<text:s/>구축<text:s/>초기부터<text:s/>고려하여<text:s/>개발<text:s/>작업<text:s/>시<text:s/>소스<text:s/>코드를<text:s/>각<text:s/>페이지에<text:s/>삽입하는<text:s/>것이<text:s/>좋다.</text:p>
      <text:p text:style-name="P21"/>
      <text:p text:style-name="P22">3.효과가<text:s/>있는가?</text:p>
      <text:p text:style-name="P23">사이트<text:s/>구축<text:s/>목적이기도<text:s/>한<text:s/>goal에<text:s/>대한<text:s/>설정<text:s/>평가는<text:s/>매우<text:s/>중요함.</text:p>
      <text:p text:style-name="P24">goal에<text:s/>대한<text:s/>로그<text:s/>분석<text:s/>고려사항</text:p>
      <text:p text:style-name="P25">-가입일로부터<text:s/>며칠<text:s/>안에<text:s/>goal이<text:s/>이뤄지는가?</text:p>
      <text:p text:style-name="P26">-2회<text:s/>이상<text:s/>지속적인<text:s/>goal이<text:s/>이뤄지는가?<text:s/>또는<text:s/>이탈하는가?</text:p>
      <text:p text:style-name="P27">-어떤<text:s/>상품이<text:s/>가장<text:s/>많이<text:s/>팔리는가?</text:p>
      <text:p text:style-name="P28">-어떤<text:s/>경로에서<text:s/>goal이<text:s/>가장<text:s/>많이<text:s/>이뤄지는가?</text:p>
      <text:p text:style-name="P29"/>
      <text:p text:style-name="P30">웹<text:s/>로그<text:s/>분석</text:p>
      <text:p text:style-name="P31"/>
      <text:p text:style-name="Standard"><text:span text:style-name="T32">1.</text:span><text:span text:style-name="T33">로그</text:span><text:span text:style-name="T34"><text:s/></text:span><text:span text:style-name="T35">파일을</text:span><text:span text:style-name="T36"><text:s/></text:span><text:span text:style-name="T37">이용한</text:span><text:span text:style-name="T38"><text:s/></text:span><text:span text:style-name="T39">분석</text:span></text:p>
      <text:p text:style-name="P40">장점:<text:s/>개인<text:s/>고객에<text:s/>대한<text:s/>정확한<text:s/>로그<text:s/>데이터<text:s/>수집과<text:s/>좀<text:s/>더<text:s/>정교한<text:s/>로그<text:s/>데이터<text:s/>수집<text:s/>조건을<text:s/>걸어서<text:s/>수집할<text:s/>수<text:s/>있다.</text:p>
      <text:p text:style-name="P41">단점:<text:s/>실시간<text:s/>통계<text:s/>불가능,<text:s/>로그<text:s/>파일이<text:s/>쌓이면<text:s/>그것을<text:s/>정해진<text:s/>시간(대부분<text:s/>이용자가<text:s/>없는<text:s/>새벽<text:s/>시간)에<text:s/>타이머를<text:s/>걸고<text:s/>데이터를<text:s/>가공시켜<text:s/>다음<text:s/>날<text:s/>전일<text:s/>데이터를<text:s/>확인할<text:s/>수<text:s/>있다. (데이터<text:s/>분석<text:s/>시간<text:s/>및<text:s/>사용자별<text:s/>로그<text:s/>데이터를<text:s/>정해진<text:s/>시간에<text:s/>한번에<text:s/>받아들여<text:s/>통계를<text:s/>내므로<text:s/>매우<text:s/>오래<text:s/>걸림)</text:p>
      <text:p text:style-name="P42"/>
      <text:p text:style-name="Standard"><text:span text:style-name="T43">2.</text:span><text:span text:style-name="T44">페이지</text:span><text:span text:style-name="T45"><text:s/></text:span><text:span text:style-name="T46">코드</text:span><text:span text:style-name="T47"><text:s/></text:span><text:span text:style-name="T48">삽입을</text:span><text:span text:style-name="T49"><text:s/></text:span><text:span text:style-name="T50">통한</text:span><text:span text:style-name="T51"><text:s/></text:span><text:span text:style-name="T52">로그</text:span><text:span text:style-name="T53"><text:s/></text:span><text:span text:style-name="T54">분석</text:span></text:p>
      <text:soft-page-break/>
      <text:p text:style-name="P55">페이지<text:s/>코드<text:s/>삽입<text:s/>방식은<text:s/>규칙적인<text:s/>코드<text:s/>삽입을<text:s/>통해<text:s/>사용자의<text:s/>접속<text:s/>트래픽<text:s/>정보를<text:s/>얻어내는<text:s/>방법으로<text:s/>서버의<text:s/>로그<text:s/>파일을<text:s/>저장하여<text:s/>통계를<text:s/>내는<text:s/>방식과는<text:s/>다르게<text:s/>실시간으로<text:s/>로그<text:s/>분석이<text:s/>가능하다.<text:s/>현재<text:s/>기업에서<text:s/>가장<text:s/>많이<text:s/>쓰는<text:s/>로그<text:s/>분석<text:s/>방식으로<text:s/>실시간<text:s/>접근<text:s/>로그에<text:s/>대한<text:s/>수집<text:s/>및<text:s/>고객<text:s/>행동<text:s/>흐름을<text:s/>실시간으로<text:s/>관리할<text:s/>수<text:s/>있다.</text:p>
      <text:p text:style-name="P56"/>
      <text:p text:style-name="P57">3.표본집단<text:s/>통계에<text:s/>따른<text:s/>로그<text:s/>분석</text:p>
      <text:p text:style-name="P58">표본집단<text:s/>통계는<text:s/>표본이<text:s/>되는<text:s/>집단의<text:s/>수집된<text:s/>데이터<text:s/>또는<text:s/>사용자에게<text:s/>설문을<text:s/>통해<text:s/>로그를<text:s/>분석하는<text:s/>방법으로<text:s/>로그<text:s/>파일,<text:s/>코드<text:s/>삽입과는<text:s/>다르게<text:s/>가설을<text:s/>통해<text:s/>만들어진<text:s/>가상의<text:s/>로그<text:s/>데이터를<text:s/>통계<text:s/>수치로<text:s/>만들어<text:s/>로그를<text:s/>기록하는<text:s/>방법이다.</text:p>
      <text:p text:style-name="P59">e.g.)<text:s/>가설: 20-25세<text:s/>여성들은<text:s/>빨간색<text:s/>구두를<text:s/>선호한다.</text:p>
      <text:p text:style-name="P60"><text:s/>-20-25세가<text:s/>방문하는<text:s/>사이트에서<text:s/>레드<text:s/>색상<text:s/>구두의<text:s/>배너<text:s/>클릭률과<text:s/>다른<text:s/>배너의<text:s/>클릭률을<text:s/>비교해<text:s/>가설을<text:s/>세우고<text:s/>그것을<text:s/>채택하느느<text:s/>방법이다.</text:p>
      <text:p text:style-name="P61"/>
      <text:p text:style-name="P62">고객은<text:s/>어디서<text:s/>유입되는가?</text:p>
      <text:p text:style-name="P63">유입경로:<text:s/>포털<text:s/>검색,<text:s/>직접<text:s/>링크,<text:s/>타<text:s/>사이트<text:s/>링크,<text:s/>소셜,<text:s/>유료<text:s/>광고,<text:s/>이메일</text:p>
      <text:p text:style-name="P64"/>
      <text:p text:style-name="P65">1.포털<text:s/>검색을<text:s/>통한<text:s/>유입</text:p>
      <text:p text:style-name="P66">크롤링(crawling):<text:s/>온라인에서<text:s/>생성되는<text:s/>모든<text:s/>정보를<text:s/>빠짐없이<text:s/>수집하기<text:s/>위해<text:s/>검색엔진<text:s/>로봇으로<text:s/>업데이트된<text:s/>페이지를<text:s/>찾아서<text:s/>색인에<text:s/>추가함.</text:p>
      <text:p text:style-name="P67"/>
      <text:p text:style-name="P68">검색엔진<text:s/>최적화</text:p>
      <text:p text:style-name="P69">검색엔진<text:s/>최적화란<text:s/>검색엔진<text:s/>로봇이<text:s/>온라인<text:s/>정보를<text:s/>크롤링하는<text:s/>방식을<text:s/>이해하고,<text:s/>자사가<text:s/>보유한<text:s/>콘텐츠를<text:s/>검색엔진<text:s/>색인<text:s/>가이드에<text:s/>맞추어<text:s/>최적화하는<text:s/>방법을<text:s/>말한다.</text:p>
      <text:p text:style-name="P70"/>
      <text:p text:style-name="P71">구글<text:s/>검색엔진<text:s/>최적화<text:s/>가이드</text:p>
      <text:p text:style-name="P72">-명확하고<text:s/>독창적인<text:s/>타이틀의<text:s/>사용</text:p>
      <text:p text:style-name="P73">-description<text:s/>메타<text:s/>태그<text:s/>활용하기</text:p>
      <text:p text:style-name="P74">-페이지의<text:s/>URL구조<text:s/>개선하기</text:p>
      <text:p text:style-name="P75">-사이트<text:s/>내에서<text:s/>이동하기<text:s/>쉽게<text:s/>만들기</text:p>
      <text:p text:style-name="P76">-우수한<text:s/>품질의<text:s/>콘텐츠와<text:s/>서비스<text:s/>제공</text:p>
      <text:p text:style-name="P77">-보다<text:s/>나은<text:s/>앵커<text:s/>텍스트<text:s/>작성</text:p>
      <text:p text:style-name="P78">-이미지<text:s/>사용의<text:s/>최적화</text:p>
      <text:p text:style-name="P79">-제목<text:s/>태그의<text:s/>적절한<text:s/>활용<text:s/>등</text:p>
      <text:p text:style-name="P80"/>
      <text:p text:style-name="P81">이<text:s/>중에서<text:s/>모든<text:s/>페이지의<text:s/>title, description(설명), keyword(검색키워드)는<text:s/>반드시<text:s/>페이지<text:s/>성격이<text:s/>분명히<text:s/>드러나도록<text:s/>설정,<text:s/>이<text:s/>3가지가<text:s/>검색엔진<text:s/>최적화의<text:s/>70%</text:p>
      <text:p text:style-name="P82"/>
      <text:p text:style-name="P83">e.g.)<text:s/>부킹<text:s/>닷컴<text:s/>'미스터김<text:s/>게스트하우스'<text:s/>페이지소스</text:p>
      <text:p text:style-name="P84">&lt;title&gt;미스터김<text:s/>게스트하우스<text:s/>(한국<text:s/>인천)-booking.com&lt;/title&gt;</text:p>
      <text:p text:style-name="P85"><text:s/></text:p>
      <text:p text:style-name="P86">&lt;meta name=”description”<text:s/>content=”전역에<text:s/>무로<text:s/>wi-fi를<text:s/>제공하는<text:s/>미스터김<text:s/>게스트하우스는<text:s/>인천에<text:s/><text:soft-page-break/>위치해<text:s/>있으며,<text:s/>인천항<text:s/>국제<text:s/>여객<text:s/>터미널에서<text:s/>10km떨어져<text:s/>있습니다. ...”/&gt;</text:p>
      <text:p text:style-name="P87"/>
      <text:p text:style-name="P88">&lt;meta name=”keywords” content=”미스터김<text:s/>게스트하우스,<text:s/>인천,<text:s/>한국,<text:s/>호텔.</text:p>
      <text:p text:style-name="P89"/>
      <text:p text:style-name="P90">검색엔진<text:s/>색인<text:s/>텍스트는<text:s/>규칙을<text:s/>정해<text:s/>모든<text:s/>콘텐츠에<text:s/>일괄<text:s/>반영할<text:s/>수<text:s/>있다.</text:p>
      <text:p text:style-name="P91">-title: $DB<text:s/>콘텐츠<text:s/>제목$ + $(DB국가, DB도시)$+'-booking.com'</text:p>
      <text:p text:style-name="P92">-description:<text:s/>$DB<text:s/>상품<text:s/>소개$</text:p>
      <text:p text:style-name="P93">-keywords: $DB<text:s/>제목,<text:s/>국가,도시,<text:s/>숙박<text:s/>형태$</text:p>
      <text:p text:style-name="P94"/>
      <text:p text:style-name="P95">웹마스터<text:s/>도구<text:s/>활용</text:p>
      <text:p text:style-name="P96">검색엔진<text:s/>최적화가<text:s/>콘텐츠<text:s/>색인<text:s/>정보를<text:s/>정리해놓고<text:s/>크롤링<text:s/>로봇을<text:s/>기다리는<text:s/>수동적인<text:s/>방법이라면</text:p>
      <text:p text:style-name="P97">웹마스터<text:s/>도구는<text:s/>즉시<text:s/>크롤링을<text:s/>요청하는<text:s/>적극적인<text:s/>방법임.</text:p>
      <text:p text:style-name="P98"/>
      <text:p text:style-name="P99">웹마스터<text:s/>도구<text:s/>접속<text:s/>후<text:s/>페이지<text:s/>URL을<text:s/>입력하고<text:s/>수집<text:s/>요청<text:s/>또는<text:s/>검색<text:s/>제외<text:s/>요청<text:s/>버튼을<text:s/>클릭하면<text:s/>검색엔진에<text:s/>요청값이<text:s/>전달되고<text:s/>심사를<text:s/>통과한<text:s/>콘텐츠는<text:s/>포털에<text:s/>노출되거나<text:s/>삭제됨.</text:p>
      <text:p text:style-name="P100"/>
      <text:p text:style-name="P101">2.홍보를<text:s/>통한<text:s/>유입</text:p>
      <text:p text:style-name="P102"/>
      <text:p text:style-name="P103">3.SNS를<text:s/>통한<text:s/>유입</text:p>
      <text:p text:style-name="P104"/>
      <text:p text:style-name="P105">4.광고를<text:s/>통한<text:s/>유입</text:p>
      <text:p text:style-name="P106">대표적인<text:s/>3가지<text:s/>방식</text:p>
      <text:p text:style-name="Standard"><text:span text:style-name="T107">1.</text:span><text:span text:style-name="T108">검색</text:span><text:span text:style-name="T109"><text:s/></text:span><text:span text:style-name="T110">광고</text:span><text:span text:style-name="T111"><text:line-break/></text:span><text:span text:style-name="T112">네이버</text:span><text:span text:style-name="T113">/</text:span><text:span text:style-name="T114">다음</text:span><text:span text:style-name="T115">/</text:span><text:span text:style-name="T116">구글에서</text:span><text:span text:style-name="T117"><text:s/></text:span><text:span text:style-name="T118">검색했을</text:span><text:span text:style-name="T119"><text:s/></text:span><text:span text:style-name="T120">때</text:span><text:span text:style-name="T121"><text:s/></text:span><text:span text:style-name="T122">검색</text:span><text:span text:style-name="T123"><text:s/></text:span><text:span text:style-name="T124">결과</text:span><text:span text:style-name="T125"><text:s/></text:span><text:span text:style-name="T126">상위에</text:span><text:span text:style-name="T127"><text:s/></text:span><text:span text:style-name="T128">노출되는</text:span><text:span text:style-name="T129"><text:s/></text:span><text:span text:style-name="T130">광고이다</text:span><text:span text:style-name="T131">. CPC(click per cost)</text:span><text:span text:style-name="T132">방식으로</text:span><text:span text:style-name="T133"><text:s/>1</text:span><text:span text:style-name="T134">클릭</text:span><text:span text:style-name="T135"><text:s/></text:span><text:span text:style-name="T136">당</text:span><text:span text:style-name="T137"><text:s/></text:span><text:span text:style-name="T138">광고비가</text:span><text:span text:style-name="T139"><text:s/></text:span><text:span text:style-name="T140">지출되며</text:span><text:span text:style-name="T141">,<text:s/></text:span><text:span text:style-name="T142">인기</text:span><text:span text:style-name="T143"><text:s/></text:span><text:span text:style-name="T144">있는</text:span><text:span text:style-name="T145"><text:s/></text:span><text:span text:style-name="T146">키워드일수록</text:span><text:span text:style-name="T147"><text:s/></text:span><text:span text:style-name="T148">업체</text:span><text:span text:style-name="T149"><text:s/></text:span><text:span text:style-name="T150">간의</text:span><text:span text:style-name="T151"><text:s/></text:span><text:span text:style-name="T152">경쟁</text:span><text:span text:style-name="T153"><text:s/></text:span><text:span text:style-name="T154">때문에</text:span><text:span text:style-name="T155"><text:s/></text:span><text:span text:style-name="T156">가격이</text:span><text:span text:style-name="T157"><text:s/></text:span><text:span text:style-name="T158">비싸진다</text:span><text:span text:style-name="T159">.</text:span></text:p>
      <text:p text:style-name="P160"/>
      <text:p text:style-name="P161">2.디스플레이<text:s/>광고</text:p>
      <text:p text:style-name="P162">광고주가<text:s/>설정한<text:s/>광고<text:s/>영역에<text:s/>일정<text:s/>기간<text:s/>동안<text:s/>이미지형태의<text:s/>광고를<text:s/>노출하는<text:s/>방식</text:p>
      <text:p text:style-name="P163">검색<text:s/>광고는<text:s/>고객이<text:s/>검색어를<text:s/>입력했을<text:s/>때<text:s/>광고가<text:s/>노출되지만<text:s/>디스플레이<text:s/>광고는<text:s/>사이트를<text:s/>방문하는<text:s/>모든<text:s/>고객에게<text:s/>노출되는<text:s/>점에서<text:s/>차이가<text:s/>있다.<text:s/>디스플레이<text:s/>광고<text:s/>비용은<text:s/>동일한<text:s/>광고일지라도<text:s/>브랜드<text:s/>인지도와<text:s/>서비스<text:s/>트래픽에<text:s/>따라<text:s/>가격이<text:s/>천차만별<text:s/>다릅니다.</text:p>
      <text:p text:style-name="P164"/>
      <text:p text:style-name="P165">3.쇼핑<text:s/>광고</text:p>
      <text:p text:style-name="P166">상품을<text:s/>판매하는<text:s/>e커머스<text:s/>서비스는<text:s/>쇼핑<text:s/>광고도<text:s/>효과적인<text:s/>채널이다.<text:s/>쇼핑<text:s/>포털에<text:s/>판매<text:s/>중인<text:s/>상품을<text:s/>등록하고<text:s/>CPC방식으로<text:s/>광고<text:s/>비용을<text:s/>지불합니다.<text:s/>정도의<text:s/>차이는<text:s/>있지만<text:s/>키워드<text:s/>광고보다<text:s/>비용이<text:s/>저렴한<text:s/>편입니다.</text:p>
      <text:p text:style-name="P167"/>
      <text:p text:style-name="P168">일단,<text:s/>광고를<text:s/>집행했다면<text:s/>광고를<text:s/>통해<text:s/>유입된<text:s/>사용자가<text:s/>목적<text:s/>달성을<text:s/>얼마나<text:s/>하고<text:s/>있는지<text:s/>전환율을<text:s/>지속적으로<text:s/>체크해<text:s/>광고<text:s/>지출비<text:s/>대비<text:s/>최대<text:s/>효과를<text:s/>얻을<text:s/>수<text:s/>있도록<text:s/>지속적으로<text:s/>모니터링해야<text:s/>한다.</text:p>
      <text:p text:style-name="P169"/>
      <text:p text:style-name="P170">5.이메일,<text:s/>푸시<text:s/>알림을<text:s/>통한<text:s/>유입</text:p>
      <text:p text:style-name="P171">대표적인<text:s/>메시지</text:p>
      <text:p text:style-name="P172">-프로모션(이벤트)<text:s/>안내</text:p>
      <text:p text:style-name="P173">-신규<text:s/>상품<text:s/>출시<text:s/>안내</text:p>
      <text:soft-page-break/>
      <text:p text:style-name="P174">-깜짝<text:s/>할인<text:s/>안내</text:p>
      <text:p text:style-name="P175">-서비스<text:s/>고도화<text:s/>안내:<text:s/>서비스가<text:s/>새롭게<text:s/>오픈했습니다.</text:p>
      <text:p text:style-name="P176">-서비스<text:s/>정책<text:s/>변경<text:s/>안내:<text:s/>회원<text:s/>약관이<text:s/>변경되었습니다.</text:p>
      <text:p text:style-name="P177">-고객<text:s/>맞춤<text:s/>상품<text:s/>안내:<text:s/>고객님이<text:s/>알림<text:s/>설정한<text:s/>ooo상품이<text:s/>입고되었습니다.</text:p>
      <text:p text:style-name="P178">-상품<text:s/>구매<text:s/>피드백(후기)<text:s/>요청</text:p>
      <text:p text:style-name="P179">-커뮤니티<text:s/>활동<text:s/>내역:<text:s/>고객님의<text:s/>글에<text:s/>댓글이<text:s/>달렸습니다.</text:p>
      <text:p text:style-name="P180"/>
      <text:p text:style-name="Standard"><text:span text:style-name="T181">로그</text:span><text:span text:style-name="T182"><text:s/></text:span><text:span text:style-name="T183">분석</text:span><text:span text:style-name="T184">→</text:span><text:span text:style-name="T185">어떤</text:span><text:span text:style-name="T186"><text:s/></text:span><text:span text:style-name="T187">채널에서</text:span><text:span text:style-name="T188"><text:s/></text:span><text:span text:style-name="T189">얼만큼</text:span><text:span text:style-name="T190"><text:s/></text:span><text:span text:style-name="T191">유입이</text:span><text:span text:style-name="T192"><text:s/></text:span><text:span text:style-name="T193">발생하고</text:span><text:span text:style-name="T194"><text:s/></text:span><text:span text:style-name="T195">있는</text:span><text:span text:style-name="T196"><text:s/></text:span><text:span text:style-name="T197">수치적으로</text:span><text:span text:style-name="T198"><text:s/></text:span><text:span text:style-name="T199">측정</text:span><text:span text:style-name="T200"><text:s/>→<text:s/></text:span><text:span text:style-name="T201">측정이</text:span><text:span text:style-name="T202"><text:s/></text:span><text:span text:style-name="T203">가능하면</text:span><text:span text:style-name="T204"><text:s/></text:span><text:span text:style-name="T205">문제점을</text:span><text:span text:style-name="T206"><text:s/></text:span><text:span text:style-name="T207">찾아</text:span><text:span text:style-name="T208"><text:s/></text:span><text:span text:style-name="T209">낼</text:span><text:span text:style-name="T210"><text:s/></text:span><text:span text:style-name="T211">수</text:span><text:span text:style-name="T212"><text:s/></text:span><text:span text:style-name="T213">있고</text:span><text:span text:style-name="T214"><text:s/>→<text:s/></text:span><text:span text:style-name="T215">문제점을</text:span><text:span text:style-name="T216"><text:s/></text:span><text:span text:style-name="T217">찾아내면</text:span><text:span text:style-name="T218"><text:s/></text:span><text:span text:style-name="T219">상황에</text:span><text:span text:style-name="T220"><text:s/></text:span><text:span text:style-name="T221">따른</text:span><text:span text:style-name="T222"><text:s/></text:span><text:span text:style-name="T223">맞춤</text:span><text:span text:style-name="T224"><text:s/></text:span><text:span text:style-name="T225">처방을</text:span><text:span text:style-name="T226"><text:s/></text:span><text:span text:style-name="T227">내릴</text:span><text:span text:style-name="T228"><text:s/></text:span><text:span text:style-name="T229">수</text:span><text:span text:style-name="T230"><text:s/></text:span><text:span text:style-name="T231">있다</text:span><text:span text:style-name="T232">.</text:span></text:p>
      <text:p text:style-name="P233"/>
      <text:p text:style-name="Standard"><text:span text:style-name="T234">고객은</text:span><text:span text:style-name="T235"><text:s/></text:span><text:span text:style-name="T236">사이트</text:span><text:span text:style-name="T237"><text:s/></text:span><text:span text:style-name="T238">접속</text:span><text:span text:style-name="T239"><text:s/></text:span><text:span text:style-name="T240">후</text:span><text:span text:style-name="T241"><text:s/></text:span><text:span text:style-name="T242">어떻게</text:span><text:span text:style-name="T243"><text:s/></text:span><text:span text:style-name="T244">행동하는가</text:span></text:p>
      <text:p text:style-name="Standard"><text:span text:style-name="T245">1.</text:span><text:span text:style-name="T246">방문</text:span><text:span text:style-name="T247">,<text:s/></text:span><text:span text:style-name="T248">재방문</text:span><text:span text:style-name="T249">,<text:s/></text:span><text:span text:style-name="T250">체류</text:span><text:span text:style-name="T251"><text:s/></text:span><text:span text:style-name="T252">시간</text:span><text:span text:style-name="T253"><text:s/></text:span><text:span text:style-name="T254">체크</text:span></text:p>
      <text:p text:style-name="P255"/>
      <text:p text:style-name="Standard"><text:span text:style-name="T256">2.</text:span><text:span text:style-name="T257">시간대별</text:span><text:span text:style-name="T258">,<text:s/></text:span><text:span text:style-name="T259">일별</text:span><text:span text:style-name="T260"><text:s/></text:span><text:span text:style-name="T261">월별</text:span><text:span text:style-name="T262"><text:s/></text:span><text:span text:style-name="T263">트래픽</text:span><text:span text:style-name="T264"><text:s/></text:span><text:span text:style-name="T265">체크</text:span></text:p>
      <text:p text:style-name="P266"/>
      <text:p text:style-name="Standard"><text:span text:style-name="T267">3.</text:span><text:span text:style-name="T268">디바이스</text:span><text:span text:style-name="T269"><text:s/></text:span><text:span text:style-name="T270">체크</text:span></text:p>
      <text:p text:style-name="Standard"><text:span text:style-name="T271">pc</text:span><text:span text:style-name="T272">와</text:span><text:span text:style-name="T273"><text:s/></text:span><text:span text:style-name="T274">모바일</text:span><text:span text:style-name="T275"><text:s/></text:span><text:span text:style-name="T276">중</text:span><text:span text:style-name="T277"><text:s/></text:span><text:span text:style-name="T278">어디서</text:span><text:span text:style-name="T279"><text:s/></text:span><text:span text:style-name="T280">많이</text:span><text:span text:style-name="T281"><text:s/></text:span><text:span text:style-name="T282">유입되는지</text:span></text:p>
      <text:p text:style-name="Standard"><text:span text:style-name="T283">접속자가</text:span><text:span text:style-name="T284"><text:s/></text:span><text:span text:style-name="T285">많은</text:span><text:span text:style-name="T286"><text:s/></text:span><text:span text:style-name="T287">시간이</text:span><text:span text:style-name="T288"><text:s/></text:span><text:span text:style-name="T289">언제인지</text:span></text:p>
      <text:p text:style-name="Standard"><text:span text:style-name="T290">모바일</text:span><text:span text:style-name="T291"><text:s/></text:span><text:span text:style-name="T292">중에서도</text:span><text:span text:style-name="T293"><text:s/></text:span><text:span text:style-name="T294">어떤</text:span><text:span text:style-name="T295"><text:s/></text:span><text:span text:style-name="T296">디바이스를</text:span><text:span text:style-name="T297"><text:s/></text:span><text:span text:style-name="T298">먼저</text:span><text:span text:style-name="T299"><text:s/></text:span><text:span text:style-name="T300">고려할지를</text:span><text:span text:style-name="T301"><text:s/></text:span><text:span text:style-name="T302">파악할</text:span><text:span text:style-name="T303"><text:s/></text:span><text:span text:style-name="T304">수</text:span><text:span text:style-name="T305"><text:s/></text:span><text:span text:style-name="T306">있다</text:span><text:span text:style-name="T307">.</text:span></text:p>
      <text:p text:style-name="P308"/>
      <text:p text:style-name="Standard"><text:span text:style-name="T309">4.</text:span><text:span text:style-name="T310">운영</text:span><text:span text:style-name="T311"><text:s/></text:span><text:span text:style-name="T312">체제</text:span><text:span text:style-name="T313"><text:s/></text:span><text:span text:style-name="T314">체크</text:span></text:p>
      <text:p text:style-name="P315"/>
      <text:p text:style-name="Standard"><text:span text:style-name="T316">5.</text:span><text:span text:style-name="T317">해상도</text:span><text:span text:style-name="T318"><text:s/></text:span><text:span text:style-name="T319">체크</text:span></text:p>
      <text:p text:style-name="Standard"><text:span text:style-name="T320">해상도는</text:span><text:span text:style-name="T321"><text:s/></text:span><text:span text:style-name="T322">서비스가</text:span><text:span text:style-name="T323"><text:s/></text:span><text:span text:style-name="T324">보이는</text:span><text:span text:style-name="T325"><text:s/></text:span><text:span text:style-name="T326">화면의</text:span><text:span text:style-name="T327"><text:s/></text:span><text:span text:style-name="T328">크기</text:span></text:p>
      <text:p text:style-name="Standard"><text:span text:style-name="T329">모니터별</text:span><text:span text:style-name="T330">,<text:s/></text:span><text:span text:style-name="T331">모바일</text:span><text:span text:style-name="T332"><text:s/></text:span><text:span text:style-name="T333">디바이스별</text:span><text:span text:style-name="T334"><text:s/></text:span><text:span text:style-name="T335">그</text:span><text:span text:style-name="T336"><text:s/></text:span><text:span text:style-name="T337">크기가</text:span><text:span text:style-name="T338"><text:s/></text:span><text:span text:style-name="T339">매우</text:span><text:span text:style-name="T340"><text:s/></text:span><text:span text:style-name="T341">다양하다</text:span><text:span text:style-name="T342">.</text:span></text:p>
      <text:p text:style-name="P343"/>
      <text:p text:style-name="Standard"><text:span text:style-name="T344">6.</text:span><text:span text:style-name="T345">브라우저</text:span><text:span text:style-name="T346"><text:s/></text:span><text:span text:style-name="T347">체크</text:span></text:p>
      <text:p text:style-name="P348"/>
      <text:p text:style-name="Standard"><text:span text:style-name="T349">7.</text:span><text:span text:style-name="T350">검색</text:span><text:span text:style-name="T351"><text:s/></text:span><text:span text:style-name="T352">유입</text:span><text:span text:style-name="T353"><text:s/></text:span><text:span text:style-name="T354">키워드</text:span><text:span text:style-name="T355"><text:s/></text:span><text:span text:style-name="T356">체크</text:span></text:p>
      <text:p text:style-name="P357"/>
      <text:p text:style-name="P358">8.인기<text:s/>페이지,,<text:s/>이탈<text:s/>페이지<text:s text:c="2"/>체크</text:p>
      <text:p text:style-name="P359"/>
      <text:p text:style-name="P360">9.고객<text:s/>파악</text:p>
      <text:p text:style-name="P361"/>
      <text:p text:style-name="Standard"><text:span text:style-name="T362">사이트</text:span><text:span text:style-name="T363"><text:s/></text:span><text:span text:style-name="T364">목표를</text:span><text:span text:style-name="T365"><text:s/></text:span><text:span text:style-name="T366">효과적으로</text:span><text:span text:style-name="T367"><text:s/></text:span><text:span text:style-name="T368">달성하고</text:span><text:span text:style-name="T369"><text:s/></text:span><text:span text:style-name="T370">있는가</text:span></text:p>
      <text:p text:style-name="Standard"><text:span text:style-name="T371">e.g.)e</text:span><text:span text:style-name="T372">커머스</text:span><text:span text:style-name="T373"><text:s/></text:span><text:span text:style-name="T374">서비스</text:span><text:span text:style-name="T375">:<text:s/></text:span><text:span text:style-name="T376">상품</text:span><text:span text:style-name="T377"><text:s/></text:span><text:span text:style-name="T378">구매가</text:span><text:span text:style-name="T379"><text:s/></text:span><text:span text:style-name="T380">목표</text:span></text:p>
      <text:p text:style-name="Standard"><text:span text:style-name="T381"><text:s text:c="5"/></text:span><text:span text:style-name="T382">게임</text:span><text:span text:style-name="T383"><text:s/></text:span><text:span text:style-name="T384">서비스</text:span><text:span text:style-name="T385">:<text:s/></text:span><text:span text:style-name="T386">이용권</text:span><text:span text:style-name="T387"><text:s/></text:span><text:span text:style-name="T388">결제</text:span><text:span text:style-name="T389">,<text:s/></text:span><text:span text:style-name="T390">아이템</text:span><text:span text:style-name="T391"><text:s/></text:span><text:span text:style-name="T392">구매가</text:span><text:span text:style-name="T393"><text:s/></text:span><text:span text:style-name="T394">목표</text:span></text:p>
      <text:p text:style-name="Standard"><text:span text:style-name="T395"><text:s text:c="5"/></text:span><text:span text:style-name="T396">크라우드</text:span><text:span text:style-name="T397"><text:s/></text:span><text:span text:style-name="T398">펀딩</text:span><text:span text:style-name="T399"><text:s/></text:span><text:span text:style-name="T400">서비스</text:span><text:span text:style-name="T401"><text:s/>:<text:s/></text:span><text:span text:style-name="T402">기부</text:span><text:span text:style-name="T403"><text:s/></text:span><text:span text:style-name="T404">금액을</text:span><text:span text:style-name="T405"><text:s/></text:span><text:span text:style-name="T406">모으는</text:span><text:span text:style-name="T407"><text:s/></text:span><text:span text:style-name="T408">것</text:span></text:p>
      <text:p text:style-name="Standard"><text:span text:style-name="T409"><text:s text:c="5"/>or<text:s/></text:span><text:span text:style-name="T410">회원가입</text:span><text:span text:style-name="T411"><text:s/></text:span><text:span text:style-name="T412">전환율을</text:span><text:span text:style-name="T413"><text:s/></text:span><text:span text:style-name="T414">방문자</text:span><text:span text:style-name="T415"><text:s/></text:span><text:span text:style-name="T416">대비</text:span><text:span text:style-name="T417"><text:s/>30%</text:span><text:span text:style-name="T418">로</text:span><text:span text:style-name="T419"><text:s/></text:span><text:span text:style-name="T420">만들겠다</text:span><text:span text:style-name="T421">.<text:s/></text:span><text:span text:style-name="T422">이벤트</text:span><text:span text:style-name="T423"><text:s/></text:span><text:span text:style-name="T424">참여자를</text:span><text:span text:style-name="T425"><text:s/></text:span><text:span text:style-name="T426">방문자</text:span><text:span text:style-name="T427"><text:s/></text:span><text:span text:style-name="T428">대비</text:span><text:span text:style-name="T429"><text:s/>50%</text:span><text:span text:style-name="T430">로</text:span><text:span text:style-name="T431"><text:s/></text:span><text:span text:style-name="T432">만들겠다</text:span><text:span text:style-name="T433"><text:s/></text:span><text:span text:style-name="T434">등</text:span></text:p>
      <text:p text:style-name="P435"/>
      <text:p text:style-name="Standard"><text:span text:style-name="T436">예시</text:span><text:span text:style-name="T437">) e</text:span><text:span text:style-name="T438">커머스</text:span><text:span text:style-name="T439"><text:s/></text:span><text:span text:style-name="T440">사이트의</text:span><text:span text:style-name="T441"><text:s/></text:span><text:span text:style-name="T442">상품</text:span><text:span text:style-name="T443"><text:s/></text:span><text:span text:style-name="T444">상세</text:span><text:span text:style-name="T445"><text:s/></text:span><text:span text:style-name="T446">페이지에서</text:span><text:span text:style-name="T447"><text:s/></text:span><text:span text:style-name="T448">에약</text:span><text:span text:style-name="T449"><text:s/></text:span><text:span text:style-name="T450">완료까지의</text:span><text:span text:style-name="T451"><text:s/></text:span><text:span text:style-name="T452">전환율</text:span></text:p>
      <text:soft-page-break/>
      <text:p text:style-name="Standard"><text:span text:style-name="T453">상세페이지</text:span><text:span text:style-name="T454"><text:s/>: 182,961 ▶</text:span><text:span text:style-name="T455"><text:s/>180,516<text:s/></text:span><text:span text:style-name="T456">이탈</text:span><text:span text:style-name="T457"><text:s/>/ 2,445(1.34%)</text:span><text:span text:style-name="T458">만</text:span><text:span text:style-name="T459"><text:s/></text:span><text:span text:style-name="T460">예약</text:span><text:span text:style-name="T461"><text:s/>1</text:span><text:span text:style-name="T462">단계로</text:span><text:span text:style-name="T463"><text:s/></text:span><text:span text:style-name="T464">진행</text:span></text:p>
      <text:p text:style-name="Standard"><text:span text:style-name="T465">예약</text:span><text:span text:style-name="T466"><text:s/>1</text:span><text:span text:style-name="T467">단계</text:span><text:span text:style-name="T468"><text:s/>: 2,445 ▶<text:s/></text:span><text:span text:style-name="T469">1,608<text:s/></text:span><text:span text:style-name="T470">이탈</text:span><text:span text:style-name="T471"><text:s/>/ 837(34.23%)</text:span><text:span text:style-name="T472">가</text:span><text:span text:style-name="T473"><text:s/></text:span><text:span text:style-name="T474">예약</text:span><text:span text:style-name="T475"><text:s/>2</text:span><text:span text:style-name="T476">단계로</text:span><text:span text:style-name="T477"><text:s/></text:span><text:span text:style-name="T478">진행</text:span></text:p>
      <text:p text:style-name="Standard"><text:span text:style-name="T479">예약</text:span><text:span text:style-name="T480"><text:s/>2</text:span><text:span text:style-name="T481">단계</text:span><text:span text:style-name="T482"><text:s/>: 837 ▶<text:s/></text:span><text:span text:style-name="T483">352<text:s/></text:span><text:span text:style-name="T484">이탈</text:span><text:span text:style-name="T485"><text:s/>/ 485(57.95%)</text:span><text:span text:style-name="T486">만이</text:span><text:span text:style-name="T487"><text:s/></text:span><text:span text:style-name="T488">예약</text:span><text:span text:style-name="T489"><text:s/></text:span><text:span text:style-name="T490">완료로</text:span><text:span text:style-name="T491"><text:s/></text:span><text:span text:style-name="T492">진행</text:span></text:p>
      <text:p text:style-name="Standard"><text:span text:style-name="T493">예약</text:span><text:span text:style-name="T494"><text:s/></text:span><text:span text:style-name="T495">완료</text:span><text:span text:style-name="T496"><text:s/>: 485 / 0.27%<text:s/></text:span><text:span text:style-name="T497">의</text:span><text:span text:style-name="T498"><text:s/></text:span><text:span text:style-name="T499">유입</text:span><text:span text:style-name="T500"><text:s/></text:span><text:span text:style-name="T501">경로</text:span><text:span text:style-name="T502"><text:s/></text:span><text:span text:style-name="T503">전환율</text:span></text:p>
      <text:p text:style-name="P504"/>
      <text:p text:style-name="Standard"><text:span text:style-name="T505">가장</text:span><text:span text:style-name="T506"><text:s/></text:span><text:span text:style-name="T507">먼저</text:span><text:span text:style-name="T508"><text:s/></text:span><text:span text:style-name="T509">상품</text:span><text:span text:style-name="T510"><text:s/></text:span><text:span text:style-name="T511">상세</text:span><text:span text:style-name="T512"><text:s/></text:span><text:span text:style-name="T513">페이지의</text:span><text:span text:style-name="T514"><text:s/></text:span><text:span text:style-name="T515">문제점을</text:span><text:span text:style-name="T516"><text:s/></text:span><text:span text:style-name="T517">검토</text:span></text:p>
      <text:p text:style-name="Standard"><text:span text:style-name="T518">예약</text:span><text:span text:style-name="T519"><text:s/></text:span><text:span text:style-name="T520">단계의</text:span><text:span text:style-name="T521"><text:s/></text:span><text:span text:style-name="T522">전</text:span><text:span text:style-name="T523"><text:s/></text:span><text:span text:style-name="T524">과정을</text:span><text:span text:style-name="T525"><text:s/></text:span><text:span text:style-name="T526">다시</text:span><text:span text:style-name="T527"><text:s/></text:span><text:span text:style-name="T528">한번</text:span><text:span text:style-name="T529"><text:s/></text:span><text:span text:style-name="T530">꼼꼼히</text:span><text:span text:style-name="T531"><text:s/></text:span><text:span text:style-name="T532">살펴봐야</text:span><text:span text:style-name="T533"><text:s/></text:span><text:span text:style-name="T534">한다</text:span><text:span text:style-name="T535">.</text:span></text:p>
      <text:p text:style-name="P536"/>
      <text:p text:style-name="Standard"><text:span text:style-name="T537">고객</text:span><text:span text:style-name="T538"><text:s/></text:span><text:span text:style-name="T539">방문</text:span><text:span text:style-name="T540"><text:s/></text:span><text:span text:style-name="T541">수를</text:span><text:span text:style-name="T542"><text:s/></text:span><text:span text:style-name="T543">증가시키는</text:span><text:span text:style-name="T544"><text:s/></text:span><text:span text:style-name="T545">요소</text:span></text:p>
      <text:p text:style-name="P546"/>
      <text:p text:style-name="Standard"><text:span text:style-name="T547">1.</text:span><text:span text:style-name="T548">고객이</text:span><text:span text:style-name="T549"><text:s/></text:span><text:span text:style-name="T550">원</text:span><text:span text:style-name="T551">하는</text:span><text:span text:style-name="T552"><text:s/></text:span><text:span text:style-name="T553">카피</text:span></text:p>
      <text:p text:style-name="Standard"><text:span text:style-name="T554">프리미엄</text:span><text:span text:style-name="T555"><text:s/></text:span><text:span text:style-name="T556">종합반</text:span><text:span text:style-name="T557"><text:s/></text:span><text:span text:style-name="T558">수강료</text:span><text:span text:style-name="T559"><text:s/>50%<text:s/></text:span><text:span text:style-name="T560">할인</text:span></text:p>
      <text:p text:style-name="Standard"><text:span text:style-name="T561">or</text:span></text:p>
      <text:p text:style-name="Standard"><text:span text:style-name="T562">합격으로</text:span><text:span text:style-name="T563"><text:s/></text:span><text:span text:style-name="T564">보답하겠습니다</text:span><text:span text:style-name="T565">!<text:s/></text:span><text:span text:style-name="T566">프리미엄</text:span><text:span text:style-name="T567"><text:s/></text:span><text:span text:style-name="T568">종합반</text:span><text:span text:style-name="T569"><text:s/>50%<text:s/></text:span><text:span text:style-name="T570">할인</text:span></text:p>
      <text:p text:style-name="P571"/>
      <text:p text:style-name="Standard"><text:span text:style-name="T572">2.</text:span><text:span text:style-name="T573">디자인</text:span></text:p>
      <text:p text:style-name="Standard"><text:span text:style-name="T574">고객이</text:span><text:span text:style-name="T575"><text:s/></text:span><text:span text:style-name="T576">잔류를</text:span><text:span text:style-name="T577"><text:s/></text:span><text:span text:style-name="T578">결정하는</text:span><text:span text:style-name="T579"><text:s/></text:span><text:span text:style-name="T580">시간이</text:span><text:span text:style-name="T581"><text:s/>6</text:span><text:span text:style-name="T582">초에서</text:span><text:span text:style-name="T583"><text:s/>3</text:span><text:span text:style-name="T584">초로</text:span><text:span text:style-name="T585"><text:s/></text:span><text:span text:style-name="T586">줄어들었고</text:span><text:span text:style-name="T587"><text:s/></text:span><text:span text:style-name="T588">이는</text:span><text:span text:style-name="T589"><text:s/></text:span><text:span text:style-name="T590">스마트폰의</text:span><text:span text:style-name="T591"><text:s/></text:span><text:span text:style-name="T592">이용자</text:span><text:span text:style-name="T593"><text:s/></text:span><text:span text:style-name="T594">수가</text:span><text:span text:style-name="T595"><text:s/></text:span><text:span text:style-name="T596">늘어남으로</text:span><text:span text:style-name="T597"><text:s/></text:span><text:span text:style-name="T598">인해</text:span><text:span text:style-name="T599"><text:s/></text:span><text:span text:style-name="T600">만들어진</text:span><text:span text:style-name="T601"><text:s/></text:span><text:span text:style-name="T602">패턴의</text:span><text:span text:style-name="T603"><text:s/></text:span><text:span text:style-name="T604">변화로</text:span><text:span text:style-name="T605"><text:s/>3</text:span><text:span text:style-name="T606">초</text:span><text:span text:style-name="T607"><text:s/></text:span><text:span text:style-name="T608">안에</text:span><text:span text:style-name="T609"><text:s/></text:span><text:span text:style-name="T610">주요</text:span><text:span text:style-name="T611"><text:s/></text:span><text:span text:style-name="T612">메시지</text:span><text:span text:style-name="T613"><text:s/></text:span><text:span text:style-name="T614">또는</text:span><text:span text:style-name="T615"><text:s/></text:span><text:span text:style-name="T616">이미지를</text:span><text:span text:style-name="T617"><text:s/></text:span><text:span text:style-name="T618">부각시켜</text:span><text:span text:style-name="T619"><text:s/></text:span><text:span text:style-name="T620">클릭을</text:span><text:span text:style-name="T621"><text:s/></text:span><text:span text:style-name="T622">유도해야</text:span><text:span text:style-name="T623"><text:s/></text:span><text:span text:style-name="T624">한다</text:span><text:span text:style-name="T625">.</text:span></text:p>
      <text:p text:style-name="P626"/>
      <text:p text:style-name="Standard"><text:span text:style-name="T627">이런</text:span><text:span text:style-name="T628"><text:s/></text:span><text:span text:style-name="T629">행동</text:span><text:span text:style-name="T630"><text:s/></text:span><text:span text:style-name="T631">패턴이</text:span><text:span text:style-name="T632"><text:s/></text:span><text:span text:style-name="T633">변화되면서</text:span><text:span text:style-name="T634"><text:s/></text:span><text:span text:style-name="T635">예전에</text:span><text:span text:style-name="T636"><text:s/></text:span><text:span text:style-name="T637">현란하게</text:span><text:span text:style-name="T638"><text:s/></text:span><text:span text:style-name="T639">움직이며</text:span><text:span text:style-name="T640"><text:s/></text:span><text:span text:style-name="T641">고객에게</text:span><text:span text:style-name="T642"><text:s/></text:span><text:span text:style-name="T643">눈요깃거리를</text:span><text:span text:style-name="T644"><text:s/></text:span><text:span text:style-name="T645">제공해주었던</text:span><text:span text:style-name="T646"><text:s/></text:span><text:span text:style-name="T647">플래시</text:span><text:span text:style-name="T648"><text:s/></text:span><text:span text:style-name="T649">배너</text:span><text:span text:style-name="T650"><text:s/></text:span><text:span text:style-name="T651">또는</text:span><text:span text:style-name="T652"><text:s/></text:span><text:span text:style-name="T653">다양한</text:span><text:span text:style-name="T654"><text:s/></text:span><text:span text:style-name="T655">애니메이션</text:span><text:span text:style-name="T656"><text:s/></text:span><text:span text:style-name="T657">요소들이</text:span><text:span text:style-name="T658"><text:s/></text:span><text:span text:style-name="T659">기피</text:span><text:span text:style-name="T660"><text:s/></text:span><text:span text:style-name="T661">대상이</text:span><text:span text:style-name="T662"><text:s/></text:span><text:span text:style-name="T663">되고</text:span><text:span text:style-name="T664"><text:s/></text:span><text:span text:style-name="T665">있다</text:span><text:span text:style-name="T666">.<text:s/></text:span><text:span text:style-name="T667">고객은</text:span><text:span text:style-name="T668"><text:s/></text:span><text:span text:style-name="T669">빠른</text:span><text:span text:style-name="T670"><text:s/></text:span><text:span text:style-name="T671">의사결정이</text:span><text:span text:style-name="T672"><text:s/></text:span><text:span text:style-name="T673">필요한</text:span><text:span text:style-name="T674"><text:s/></text:span><text:span text:style-name="T675">화면을</text:span><text:span text:style-name="T676"><text:s/></text:span><text:span text:style-name="T677">원하며</text:span><text:span text:style-name="T678"><text:s/></text:span><text:span text:style-name="T679">이를</text:span><text:span text:style-name="T680"><text:s/></text:span><text:span text:style-name="T681">뒷받침해주는</text:span><text:span text:style-name="T682"><text:s/></text:span><text:span text:style-name="T683">요소는</text:span><text:span text:style-name="T684"><text:s/></text:span><text:span text:style-name="T685">디자인과</text:span><text:span text:style-name="T686"><text:s/></text:span><text:span text:style-name="T687">위치이다</text:span><text:span text:style-name="T688">.</text:span></text:p>
      <text:p text:style-name="P689"/>
      <text:p text:style-name="Standard"><text:span text:style-name="T690">3.</text:span><text:span text:style-name="T691">위치</text:span></text:p>
      <text:p text:style-name="Standard"><text:span text:style-name="T692">잦은</text:span><text:span text:style-name="T693"><text:s/></text:span><text:span text:style-name="T694">방문</text:span><text:span text:style-name="T695"><text:s/></text:span><text:span text:style-name="T696">고객은</text:span><text:span text:style-name="T697"><text:s/></text:span><text:span text:style-name="T698">화면</text:span><text:span text:style-name="T699"><text:s/></text:span><text:span text:style-name="T700">안에서</text:span><text:span text:style-name="T701"><text:s/></text:span><text:span text:style-name="T702">자신의</text:span><text:span text:style-name="T703"><text:s/></text:span><text:span text:style-name="T704">이동</text:span><text:span text:style-name="T705"><text:s/></text:span><text:span text:style-name="T706">경로를</text:span><text:span text:style-name="T707"><text:s/></text:span><text:span text:style-name="T708">경험하고</text:span><text:span text:style-name="T709"><text:s/></text:span><text:span text:style-name="T710">다시</text:span><text:span text:style-name="T711"><text:s/></text:span><text:span text:style-name="T712">사이트를</text:span><text:span text:style-name="T713"><text:s/></text:span><text:span text:style-name="T714">찾을</text:span><text:span text:style-name="T715"><text:s/></text:span><text:span text:style-name="T716">때</text:span><text:span text:style-name="T717"><text:s/></text:span><text:span text:style-name="T718">그</text:span><text:span text:style-name="T719"><text:s/></text:span><text:span text:style-name="T720">이동</text:span><text:span text:style-name="T721"><text:s/></text:span><text:span text:style-name="T722">경로대로</text:span><text:span text:style-name="T723"><text:s/></text:span><text:span text:style-name="T724">움직이려는</text:span><text:span text:style-name="T725"><text:s/></text:span><text:span text:style-name="T726">학습</text:span><text:span text:style-name="T727"><text:s/></text:span><text:span text:style-name="T728">형태를</text:span><text:span text:style-name="T729"><text:s/></text:span><text:span text:style-name="T730">가지고</text:span><text:span text:style-name="T731"><text:s/></text:span><text:span text:style-name="T732">있다</text:span><text:span text:style-name="T733">.<text:s/></text:span><text:span text:style-name="T734">그래서</text:span><text:span text:style-name="T735"><text:s/></text:span><text:span text:style-name="T736">사이트를</text:span><text:span text:style-name="T737"><text:s/></text:span><text:span text:style-name="T738">리뉴얼하거나</text:span><text:span text:style-name="T739"><text:s/>UI/UX</text:span><text:span text:style-name="T740">를</text:span><text:span text:style-name="T741"><text:s/></text:span><text:span text:style-name="T742">업데이트할</text:span><text:span text:style-name="T743"><text:s/></text:span><text:span text:style-name="T744">때</text:span><text:span text:style-name="T745"><text:s/></text:span><text:span text:style-name="T746">주의할</text:span><text:span text:style-name="T747"><text:s/></text:span><text:span text:style-name="T748">점은</text:span><text:span text:style-name="T749"><text:s/></text:span><text:span text:style-name="T750">이러한</text:span><text:span text:style-name="T751"><text:s/></text:span><text:span text:style-name="T752">고객의</text:span><text:span text:style-name="T753"><text:s/></text:span><text:span text:style-name="T754">습관과</text:span><text:span text:style-name="T755"><text:s/></text:span><text:span text:style-name="T756">학습된</text:span><text:span text:style-name="T757"><text:s/></text:span><text:span text:style-name="T758">행동</text:span><text:span text:style-name="T759"><text:s text:c="2"/></text:span><text:span text:style-name="T760">흐름이다</text:span><text:span text:style-name="T761">.</text:span></text:p>
      <text:p text:style-name="Standard"><text:span text:style-name="T762">사전에</text:span><text:span text:style-name="T763"><text:s/></text:span><text:span text:style-name="T764">고객에게</text:span><text:span text:style-name="T765"><text:s/></text:span><text:span text:style-name="T766">사이트의</text:span><text:span text:style-name="T767"><text:s/></text:span><text:span text:style-name="T768">변화를</text:span><text:span text:style-name="T769"><text:s/></text:span><text:span text:style-name="T770">인지할</text:span><text:span text:style-name="T771"><text:s/></text:span><text:span text:style-name="T772">수</text:span><text:span text:style-name="T773"><text:s/></text:span><text:span text:style-name="T774">있도록</text:span><text:span text:style-name="T775"><text:s/></text:span><text:span text:style-name="T776">공지사항</text:span><text:span text:style-name="T777"><text:s/></text:span><text:span text:style-name="T778">또는</text:span><text:span text:style-name="T779"><text:s/></text:span><text:span text:style-name="T780">안내</text:span><text:span text:style-name="T781"><text:s/></text:span><text:span text:style-name="T782">이메일</text:span><text:span text:style-name="T783"><text:s/></text:span><text:span text:style-name="T784">등을</text:span><text:span text:style-name="T785"><text:s/></text:span><text:span text:style-name="T786">통해</text:span><text:span text:style-name="T787"><text:s/></text:span><text:span text:style-name="T788">안내</text:span><text:span text:style-name="T789">해</text:span><text:span text:style-name="T790"><text:s/></text:span><text:span text:style-name="T791">주어</text:span><text:span text:style-name="T792"><text:s/></text:span><text:span text:style-name="T793">고객의</text:span><text:span text:style-name="T794"><text:s/></text:span><text:span text:style-name="T795">이탈</text:span><text:span text:style-name="T796"><text:s/></text:span><text:span text:style-name="T797">및</text:span><text:span text:style-name="T798"><text:s/></text:span><text:span text:style-name="T799">불편함을</text:span><text:span text:style-name="T800"><text:s/></text:span><text:span text:style-name="T801">방지해야</text:span><text:span text:style-name="T802"><text:s/></text:span><text:span text:style-name="T803">한다</text:span><text:span text:style-name="T804">.</text:span></text:p>
      <text:p text:style-name="P805"/>
      <text:p text:style-name="P8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22:21:00Z</meta:creation-date>
    <dc:date>2019-09-19T01:43:00Z</dc:date>
    <meta:template xlink:href="Normal" xlink:type="simple"/>
    <meta:editing-cycles>7</meta:editing-cycles>
    <meta:editing-duration>PT4920S</meta:editing-duration>
    <meta:document-statistic meta:page-count="5" meta:paragraph-count="9" meta:word-count="706" meta:character-count="4725" meta:row-count="33" meta:non-whitespace-character-count="4028"/>
  </office:meta>
</office:document-meta>
</file>